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4011fa"/>
    </style:style>
    <style:style style:name="P5" style:family="paragraph" style:parent-style-name="Standard">
      <style:text-properties fo:language="en" fo:country="US" fo:background-color="#ffdbb6"/>
    </style:style>
    <style:style style:name="P6" style:family="paragraph" style:parent-style-name="Standard">
      <style:text-properties fo:language="en" fo:country="US" officeooo:rsid="01033f3a" officeooo:paragraph-rsid="01033f3a" fo:background-color="#ffdbb6"/>
    </style:style>
    <style:style style:name="P7" style:family="paragraph" style:parent-style-name="Standard">
      <style:text-properties fo:language="en" fo:country="US" fo:background-color="#dde8cb"/>
    </style:style>
    <style:style style:name="P8" style:family="paragraph" style:parent-style-name="Standard">
      <style:text-properties fo:language="en" fo:country="US" fo:background-color="#ffffd7"/>
    </style:style>
    <style:style style:name="P9" style:family="paragraph" style:parent-style-name="Standard">
      <style:text-properties fo:language="en" fo:country="US" officeooo:paragraph-rsid="006ac6d9" fo:background-color="#ffffd7"/>
    </style:style>
    <style:style style:name="P10" style:family="paragraph" style:parent-style-name="Standard">
      <style:text-properties fo:language="en" fo:country="US" fo:background-color="#e0c2cd"/>
    </style:style>
    <style:style style:name="P11" style:family="paragraph" style:parent-style-name="Standard">
      <style:text-properties fo:language="en" fo:country="US" officeooo:paragraph-rsid="00d1a6e0" fo:background-color="#e0c2cd"/>
    </style:style>
    <style:style style:name="P12" style:family="paragraph" style:parent-style-name="Standard">
      <style:text-properties fo:language="en" fo:country="US" fo:background-color="#f6f9d4"/>
    </style:style>
    <style:style style:name="P13" style:family="paragraph" style:parent-style-name="Standard">
      <style:text-properties fo:language="en" fo:country="US" officeooo:paragraph-rsid="00572877" fo:background-color="#f6f9d4"/>
    </style:style>
    <style:style style:name="P14" style:family="paragraph" style:parent-style-name="Standard">
      <style:text-properties fo:language="en" fo:country="US" officeooo:paragraph-rsid="008342d6" fo:background-color="#f6f9d4"/>
    </style:style>
    <style:style style:name="P15" style:family="paragraph" style:parent-style-name="Standard">
      <style:text-properties fo:language="en" fo:country="US" fo:background-color="#ffd8ce"/>
    </style:style>
    <style:style style:name="P16" style:family="paragraph" style:parent-style-name="Standard">
      <style:text-properties fo:language="en" fo:country="US" fo:background-color="#dee6ef"/>
    </style:style>
    <style:style style:name="P17" style:family="paragraph" style:parent-style-name="Standard">
      <style:text-properties fo:language="en" fo:country="US" fo:background-color="#dedce6"/>
    </style:style>
    <style:style style:name="P18" style:family="paragraph" style:parent-style-name="Standard">
      <style:text-properties fo:language="en" fo:country="US" officeooo:paragraph-rsid="00823e3a" fo:background-color="#dedce6"/>
    </style:style>
    <style:style style:name="P19" style:family="paragraph" style:parent-style-name="Standard">
      <style:text-properties fo:language="en" fo:country="US" officeooo:paragraph-rsid="009d79c5"/>
    </style:style>
    <style:style style:name="P20" style:family="paragraph" style:parent-style-name="Standard">
      <style:text-properties fo:language="en" fo:country="US" officeooo:paragraph-rsid="00d2df38" fo:background-color="transparent"/>
    </style:style>
    <style:style style:name="P21" style:family="paragraph" style:parent-style-name="Standard">
      <style:text-properties fo:language="en" fo:country="US" officeooo:paragraph-rsid="0115c46a" fo:background-color="transparent"/>
    </style:style>
    <style:style style:name="P22" style:family="paragraph" style:parent-style-name="Standard">
      <style:text-properties fo:language="en" fo:country="US" fo:font-weight="bold" officeooo:paragraph-rsid="00f52304" fo:background-color="transparent" style:font-weight-asian="bold" style:font-weight-complex="bold"/>
    </style:style>
    <style:style style:name="P23" style:family="paragraph" style:parent-style-name="Standard">
      <style:text-properties fo:language="en" fo:country="US" fo:font-weight="bold" officeooo:paragraph-rsid="00f66609" fo:background-color="transparent" style:font-weight-asian="bold" style:font-weight-complex="bold"/>
    </style:style>
    <style:style style:name="P24" style:family="paragraph" style:parent-style-name="Standard">
      <style:text-properties fo:language="en" fo:country="US" fo:font-weight="bold" officeooo:paragraph-rsid="00f9ca4a" fo:background-color="transparent" style:font-weight-asian="bold" style:font-weight-complex="bold"/>
    </style:style>
    <style:style style:name="P25" style:family="paragraph" style:parent-style-name="Standard">
      <style:text-properties fo:language="en" fo:country="US" fo:font-weight="bold" officeooo:paragraph-rsid="0065d141" fo:background-color="transparent" style:font-weight-asian="bold" style:font-weight-complex="bold"/>
    </style:style>
    <style:style style:name="P26" style:family="paragraph" style:parent-style-name="Standard">
      <style:text-properties fo:language="en" fo:country="US" officeooo:rsid="01077c39" officeooo:paragraph-rsid="011501ef"/>
    </style:style>
    <style:style style:name="P27" style:family="paragraph" style:parent-style-name="Standard">
      <style:text-properties fo:language="en" fo:country="US" fo:font-style="italic" officeooo:rsid="01222d8f" officeooo:paragraph-rsid="01222d8f" style:font-style-asian="italic" style:font-style-complex="italic"/>
    </style:style>
    <style:style style:name="P28" style:family="paragraph" style:parent-style-name="Standard">
      <style:text-properties fo:language="en" fo:country="US" fo:font-style="normal" fo:font-weight="bold" officeooo:rsid="01228284" officeooo:paragraph-rsid="01228284" style:font-style-asian="normal" style:font-weight-asian="bold" style:font-style-complex="normal" style:font-weight-complex="bold"/>
    </style:style>
    <style:style style:name="P29" style:family="paragraph" style:parent-style-name="Standard">
      <style:text-properties fo:language="en" fo:country="US" fo:font-style="normal" fo:font-weight="bold" officeooo:rsid="01237e22" officeooo:paragraph-rsid="01237e22" style:font-style-asian="normal" style:font-weight-asian="bold" style:font-style-complex="normal" style:font-weight-complex="bold"/>
    </style:style>
    <style:style style:name="P30" style:family="paragraph" style:parent-style-name="Standard">
      <style:text-properties fo:language="en" fo:country="US" officeooo:paragraph-rsid="01258990"/>
    </style:style>
    <style:style style:name="P31" style:family="paragraph" style:parent-style-name="Standard">
      <style:text-properties fo:language="en" fo:country="US" officeooo:paragraph-rsid="0058a7da"/>
    </style:style>
    <style:style style:name="P32" style:family="paragraph" style:parent-style-name="Standard">
      <style:text-properties officeooo:paragraph-rsid="0130eae2"/>
    </style:style>
    <style:style style:name="P33" style:family="paragraph" style:parent-style-name="Standard">
      <style:text-properties officeooo:paragraph-rsid="01410011"/>
    </style:style>
    <style:style style:name="P34" style:family="paragraph" style:parent-style-name="Standard">
      <style:paragraph-properties fo:margin-left="2.501cm" fo:margin-right="0cm" fo:text-indent="0cm" style:auto-text-indent="false"/>
      <style:text-properties fo:language="en" fo:country="US" fo:background-color="transparent"/>
    </style:style>
    <style:style style:name="P35"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36" style:family="paragraph" style:parent-style-name="Standard">
      <style:paragraph-properties fo:margin-left="3.752cm" fo:margin-right="0cm" fo:text-indent="0cm" style:auto-text-indent="false"/>
      <style:text-properties fo:language="en" fo:country="US" fo:background-color="transparent"/>
    </style:style>
    <style:style style:name="P37" style:family="paragraph" style:parent-style-name="Activity">
      <style:text-properties fo:language="en" fo:country="US"/>
    </style:style>
    <style:style style:name="P38" style:family="paragraph" style:parent-style-name="Activity">
      <style:text-properties fo:language="en" fo:country="US" officeooo:paragraph-rsid="01033f3a"/>
    </style:style>
    <style:style style:name="P39" style:family="paragraph" style:parent-style-name="Activity">
      <style:text-properties fo:language="en" fo:country="US" officeooo:paragraph-rsid="0103de41"/>
    </style:style>
    <style:style style:name="P40" style:family="paragraph" style:parent-style-name="Activity">
      <style:text-properties fo:language="en" fo:country="US" officeooo:paragraph-rsid="01258990"/>
    </style:style>
    <style:style style:name="P41" style:family="paragraph" style:parent-style-name="Picture">
      <style:text-properties fo:language="en" fo:country="US"/>
    </style:style>
    <style:style style:name="P42" style:family="paragraph" style:parent-style-name="Text_20_body">
      <style:text-properties fo:language="en" fo:country="US"/>
    </style:style>
    <style:style style:name="P43" style:family="paragraph" style:parent-style-name="Standard">
      <style:paragraph-properties fo:margin-left="0cm" fo:margin-right="0cm" fo:text-indent="0cm" style:auto-text-indent="false"/>
      <style:text-properties fo:language="en" fo:country="US" officeooo:rsid="012cabd3" officeooo:paragraph-rsid="012cabd3" fo:background-color="transparent"/>
    </style:style>
    <style:style style:name="P44" style:family="paragraph" style:parent-style-name="Header">
      <style:text-properties fo:language="en" fo:country="US" fo:font-style="italic" officeooo:rsid="01258990" officeooo:paragraph-rsid="012731bb" style:font-style-asian="italic" style:font-style-complex="italic"/>
    </style:style>
    <style:style style:name="P45" style:family="paragraph" style:parent-style-name="Header">
      <style:text-properties fo:font-style="italic" style:font-style-asian="italic" style:font-style-complex="italic"/>
    </style:style>
    <style:style style:name="P46" style:family="paragraph" style:parent-style-name="Standard">
      <style:paragraph-properties fo:margin-left="1.251cm" fo:margin-right="0cm" fo:text-indent="0cm" style:auto-text-indent="false"/>
    </style:style>
    <style:style style:name="P47" style:family="paragraph" style:parent-style-name="Standard">
      <style:paragraph-properties fo:margin-left="1.251cm" fo:margin-right="0cm" fo:text-indent="0cm" style:auto-text-indent="false"/>
      <style:text-properties fo:language="en" fo:country="US" officeooo:paragraph-rsid="0125d071"/>
    </style:style>
    <style:style style:name="P48" style:family="paragraph" style:parent-style-name="Standard">
      <style:paragraph-properties fo:margin-left="1.251cm" fo:margin-right="0cm" fo:text-indent="0cm" style:auto-text-indent="false"/>
      <style:text-properties officeooo:paragraph-rsid="0130eae2"/>
    </style:style>
    <style:style style:name="P49" style:family="paragraph" style:parent-style-name="Activity">
      <style:paragraph-properties fo:margin-left="1.251cm" fo:margin-right="0cm" fo:text-indent="0cm" style:auto-text-indent="false"/>
    </style:style>
    <style:style style:name="P50" style:family="paragraph" style:parent-style-name="Standard" style:list-style-name="L1">
      <style:text-properties fo:language="en" fo:country="US" fo:background-color="transparent"/>
    </style:style>
    <style:style style:name="P51" style:family="paragraph" style:parent-style-name="Standard" style:list-style-name="L1">
      <style:text-properties fo:language="en" fo:country="US" officeooo:paragraph-rsid="0108186f" fo:background-color="transparent"/>
    </style:style>
    <style:style style:name="P52" style:family="paragraph" style:parent-style-name="Standard" style:list-style-name="L2">
      <style:text-properties officeooo:paragraph-rsid="0130eae2"/>
    </style:style>
    <style:style style:name="P53" style:family="paragraph" style:parent-style-name="Heading_20_1">
      <style:text-properties fo:language="en" fo:country="US"/>
    </style:style>
    <style:style style:name="P54" style:family="paragraph" style:parent-style-name="Activity">
      <style:text-properties officeooo:rsid="014e2031" officeooo:paragraph-rsid="014e2031"/>
    </style:style>
    <style:style style:name="P55" style:family="paragraph" style:parent-style-name="Heading_20_4">
      <style:text-properties fo:language="en" fo:country="US"/>
    </style:style>
    <style:style style:name="P56" style:family="paragraph" style:parent-style-name="Heading_20_4">
      <style:text-properties officeooo:rsid="01258990" officeooo:paragraph-rsid="01258990"/>
    </style:style>
    <style:style style:name="P57"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58" style:family="paragraph" style:parent-style-name="Heading_20_4">
      <style:text-properties officeooo:rsid="012a3917" officeooo:paragraph-rsid="012a3917"/>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38d1e"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1292889" style:font-style-asian="normal" style:font-style-complex="normal"/>
    </style:style>
    <style:style style:name="T18" style:family="text">
      <style:text-properties fo:font-style="normal" officeooo:rsid="013c49c4" style:font-style-asian="normal" style:font-style-complex="normal"/>
    </style:style>
    <style:style style:name="T19" style:family="text">
      <style:text-properties fo:font-style="normal" officeooo:rsid="014a8255" style:font-style-asian="normal" style:font-style-complex="normal"/>
    </style:style>
    <style:style style:name="T20" style:family="text">
      <style:text-properties fo:font-style="normal" officeooo:rsid="014ba095"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3e30cd"/>
    </style:style>
    <style:style style:name="T24" style:family="text">
      <style:text-properties officeooo:rsid="0045d2f4"/>
    </style:style>
    <style:style style:name="T25" style:family="text">
      <style:text-properties officeooo:rsid="00472f33"/>
    </style:style>
    <style:style style:name="T26" style:family="text">
      <style:text-properties officeooo:rsid="004a9525"/>
    </style:style>
    <style:style style:name="T27" style:family="text">
      <style:text-properties officeooo:rsid="004cafdd"/>
    </style:style>
    <style:style style:name="T28" style:family="text">
      <style:text-properties officeooo:rsid="0050fd8a"/>
    </style:style>
    <style:style style:name="T29" style:family="text">
      <style:text-properties officeooo:rsid="00538cc0"/>
    </style:style>
    <style:style style:name="T30" style:family="text">
      <style:text-properties text:display="none"/>
    </style:style>
    <style:style style:name="T31" style:family="text">
      <style:text-properties officeooo:rsid="0094486d"/>
    </style:style>
    <style:style style:name="T32" style:family="text">
      <style:text-properties officeooo:rsid="009483e6"/>
    </style:style>
    <style:style style:name="T33" style:family="text">
      <style:text-properties officeooo:rsid="00986931"/>
    </style:style>
    <style:style style:name="T34" style:family="text">
      <style:text-properties fo:font-weight="bold" style:font-weight-asian="bold" style:font-weight-complex="bold"/>
    </style:style>
    <style:style style:name="T35" style:family="text">
      <style:text-properties fo:font-weight="bold" officeooo:rsid="0033ac38" style:font-weight-asian="bold" style:font-weight-complex="bold"/>
    </style:style>
    <style:style style:name="T36" style:family="text">
      <style:text-properties fo:font-weight="bold" officeooo:rsid="0048d340" style:font-weight-asian="bold" style:font-weight-complex="bold"/>
    </style:style>
    <style:style style:name="T37" style:family="text">
      <style:text-properties fo:font-weight="bold" officeooo:rsid="007f2eda" style:font-weight-asian="bold" style:font-weight-complex="bold"/>
    </style:style>
    <style:style style:name="T38" style:family="text">
      <style:text-properties fo:font-weight="bold" officeooo:rsid="0051e9cd" style:font-weight-asian="bold" style:font-weight-complex="bold"/>
    </style:style>
    <style:style style:name="T39" style:family="text">
      <style:text-properties fo:font-weight="bold" officeooo:rsid="005569a6" style:font-weight-asian="bold" style:font-weight-complex="bold"/>
    </style:style>
    <style:style style:name="T40" style:family="text">
      <style:text-properties fo:font-weight="bold" officeooo:rsid="01258990" style:font-weight-asian="bold" style:font-weight-complex="bold"/>
    </style:style>
    <style:style style:name="T41" style:family="text">
      <style:text-properties fo:font-weight="bold" officeooo:rsid="0125d071" style:font-weight-asian="bold" style:font-weight-complex="bold"/>
    </style:style>
    <style:style style:name="T42" style:family="text">
      <style:text-properties fo:font-weight="bold" officeooo:rsid="012bc375" style:font-weight-asian="bold" style:font-weight-complex="bold"/>
    </style:style>
    <style:style style:name="T43" style:family="text">
      <style:text-properties fo:font-weight="bold" officeooo:rsid="012cc675" style:font-weight-asian="bold" style:font-weight-complex="bold"/>
    </style:style>
    <style:style style:name="T44" style:family="text">
      <style:text-properties fo:font-weight="bold" officeooo:rsid="013e3d27" style:font-weight-asian="bold" style:font-weight-complex="bold"/>
    </style:style>
    <style:style style:name="T45" style:family="text">
      <style:text-properties fo:font-weight="bold" fo:background-color="#dee6ef" loext:char-shading-value="0" style:font-weight-asian="bold" style:font-weight-complex="bold"/>
    </style:style>
    <style:style style:name="T46" style:family="text">
      <style:text-properties fo:color="#f79e10"/>
    </style:style>
    <style:style style:name="T47" style:family="text">
      <style:text-properties fo:color="#f79e10" fo:font-weight="bold" style:font-weight-asian="bold" style:font-weight-complex="bold"/>
    </style:style>
    <style:style style:name="T48" style:family="text">
      <style:text-properties officeooo:rsid="00b57067"/>
    </style:style>
    <style:style style:name="T49" style:family="text">
      <style:text-properties officeooo:rsid="00b69f9c"/>
    </style:style>
    <style:style style:name="T50" style:family="text">
      <style:text-properties officeooo:rsid="00b9c727"/>
    </style:style>
    <style:style style:name="T51" style:family="text">
      <style:text-properties officeooo:rsid="00ba2fd1"/>
    </style:style>
    <style:style style:name="T52" style:family="text">
      <style:text-properties officeooo:rsid="00baf3f5"/>
    </style:style>
    <style:style style:name="T53" style:family="text">
      <style:text-properties officeooo:rsid="00bcde48"/>
    </style:style>
    <style:style style:name="T54" style:family="text">
      <style:text-properties officeooo:rsid="00bebe94"/>
    </style:style>
    <style:style style:name="T55" style:family="text">
      <style:text-properties officeooo:rsid="00bf9f0a"/>
    </style:style>
    <style:style style:name="T56" style:family="text">
      <style:text-properties officeooo:rsid="00c0d4d3"/>
    </style:style>
    <style:style style:name="T57" style:family="text">
      <style:text-properties officeooo:rsid="00c2be8b"/>
    </style:style>
    <style:style style:name="T58" style:family="text">
      <style:text-properties officeooo:rsid="00c37e13"/>
    </style:style>
    <style:style style:name="T59" style:family="text">
      <style:text-properties officeooo:rsid="00c4f4be"/>
    </style:style>
    <style:style style:name="T60" style:family="text">
      <style:text-properties officeooo:rsid="00c6b006"/>
    </style:style>
    <style:style style:name="T61" style:family="text">
      <style:text-properties officeooo:rsid="00c6b96a"/>
    </style:style>
    <style:style style:name="T62" style:family="text">
      <style:text-properties officeooo:rsid="00c99f60"/>
    </style:style>
    <style:style style:name="T63" style:family="text">
      <style:text-properties officeooo:rsid="00cacb8f"/>
    </style:style>
    <style:style style:name="T64" style:family="text">
      <style:text-properties officeooo:rsid="00cc19cf"/>
    </style:style>
    <style:style style:name="T65" style:family="text">
      <style:text-properties officeooo:rsid="00ccf938"/>
    </style:style>
    <style:style style:name="T66" style:family="text">
      <style:text-properties officeooo:rsid="00ceeb3a"/>
    </style:style>
    <style:style style:name="T67" style:family="text">
      <style:text-properties officeooo:rsid="00d7516b"/>
    </style:style>
    <style:style style:name="T68" style:family="text">
      <style:text-properties officeooo:rsid="00dc5a3b"/>
    </style:style>
    <style:style style:name="T69" style:family="text">
      <style:text-properties officeooo:rsid="00deff6d"/>
    </style:style>
    <style:style style:name="T70" style:family="text">
      <style:text-properties officeooo:rsid="00e0855c"/>
    </style:style>
    <style:style style:name="T71" style:family="text">
      <style:text-properties officeooo:rsid="00e2f7e1"/>
    </style:style>
    <style:style style:name="T72" style:family="text">
      <style:text-properties officeooo:rsid="00e58551"/>
    </style:style>
    <style:style style:name="T73" style:family="text">
      <style:text-properties officeooo:rsid="00e78139"/>
    </style:style>
    <style:style style:name="T74" style:family="text">
      <style:text-properties officeooo:rsid="00e7ba96"/>
    </style:style>
    <style:style style:name="T75" style:family="text">
      <style:text-properties officeooo:rsid="00e93fcb"/>
    </style:style>
    <style:style style:name="T76" style:family="text">
      <style:text-properties officeooo:rsid="00ea90db"/>
    </style:style>
    <style:style style:name="T77" style:family="text">
      <style:text-properties officeooo:rsid="00eba10e"/>
    </style:style>
    <style:style style:name="T78" style:family="text">
      <style:text-properties officeooo:rsid="00efb9f2"/>
    </style:style>
    <style:style style:name="T79" style:family="text">
      <style:text-properties officeooo:rsid="00f07402"/>
    </style:style>
    <style:style style:name="T80" style:family="text">
      <style:text-properties officeooo:rsid="00f1a254"/>
    </style:style>
    <style:style style:name="T81" style:family="text">
      <style:text-properties officeooo:rsid="00f255a9"/>
    </style:style>
    <style:style style:name="T82" style:family="text">
      <style:text-properties officeooo:rsid="00f3c3c9"/>
    </style:style>
    <style:style style:name="T83" style:family="text">
      <style:text-properties officeooo:rsid="00f64186"/>
    </style:style>
    <style:style style:name="T84" style:family="text">
      <style:text-properties officeooo:rsid="00f66609"/>
    </style:style>
    <style:style style:name="T85" style:family="text">
      <style:text-properties officeooo:rsid="00f80d34"/>
    </style:style>
    <style:style style:name="T86" style:family="text">
      <style:text-properties officeooo:rsid="00f8c224"/>
    </style:style>
    <style:style style:name="T87" style:family="text">
      <style:text-properties officeooo:rsid="00f8e8fe"/>
    </style:style>
    <style:style style:name="T88" style:family="text">
      <style:text-properties officeooo:rsid="00f9ca4a"/>
    </style:style>
    <style:style style:name="T89" style:family="text">
      <style:text-properties officeooo:rsid="00f9d2f9"/>
    </style:style>
    <style:style style:name="T90" style:family="text">
      <style:text-properties officeooo:rsid="00fbca68"/>
    </style:style>
    <style:style style:name="T91" style:family="text">
      <style:text-properties officeooo:rsid="00ff3094"/>
    </style:style>
    <style:style style:name="T92" style:family="text">
      <style:text-properties officeooo:rsid="01015174"/>
    </style:style>
    <style:style style:name="T93" style:family="text">
      <style:text-properties officeooo:rsid="01033f3a"/>
    </style:style>
    <style:style style:name="T94" style:family="text">
      <style:text-properties officeooo:rsid="0103de41"/>
    </style:style>
    <style:style style:name="T95" style:family="text">
      <style:text-properties fo:font-weight="normal" fo:background-color="transparent" loext:char-shading-value="0" style:font-weight-asian="normal" style:font-weight-complex="normal"/>
    </style:style>
    <style:style style:name="T96" style:family="text">
      <style:text-properties fo:font-weight="normal" officeooo:rsid="0103de41" fo:background-color="transparent" loext:char-shading-value="0"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1237e22" style:font-weight-asian="normal" style:font-weight-complex="normal"/>
    </style:style>
    <style:style style:name="T99" style:family="text">
      <style:text-properties fo:font-weight="normal" officeooo:rsid="0130eae2" style:font-weight-asian="normal" style:font-weight-complex="normal"/>
    </style:style>
    <style:style style:name="T100" style:family="text">
      <style:text-properties fo:font-weight="normal" officeooo:rsid="014937c0" style:font-weight-asian="normal" style:font-weight-complex="normal"/>
    </style:style>
    <style:style style:name="T101" style:family="text">
      <style:text-properties officeooo:rsid="01044c58"/>
    </style:style>
    <style:style style:name="T102" style:family="text">
      <style:text-properties officeooo:rsid="01060fc4"/>
    </style:style>
    <style:style style:name="T103" style:family="text">
      <style:text-properties officeooo:rsid="01068069"/>
    </style:style>
    <style:style style:name="T104" style:family="text">
      <style:text-properties officeooo:rsid="01077c39"/>
    </style:style>
    <style:style style:name="T105" style:family="text">
      <style:text-properties officeooo:rsid="01079a6d"/>
    </style:style>
    <style:style style:name="T106" style:family="text">
      <style:text-properties officeooo:rsid="0108186f"/>
    </style:style>
    <style:style style:name="T107" style:family="text">
      <style:text-properties officeooo:rsid="010bafb0"/>
    </style:style>
    <style:style style:name="T108" style:family="text">
      <style:text-properties officeooo:rsid="010beed5"/>
    </style:style>
    <style:style style:name="T109" style:family="text">
      <style:text-properties officeooo:rsid="010efb0e"/>
    </style:style>
    <style:style style:name="T110" style:family="text">
      <style:text-properties officeooo:rsid="0111ed1d"/>
    </style:style>
    <style:style style:name="T111" style:family="text">
      <style:text-properties officeooo:rsid="0118f0f1"/>
    </style:style>
    <style:style style:name="T112" style:family="text">
      <style:text-properties officeooo:rsid="01222d8f"/>
    </style:style>
    <style:style style:name="T113" style:family="text">
      <style:text-properties officeooo:rsid="01228284"/>
    </style:style>
    <style:style style:name="T114" style:family="text">
      <style:text-properties officeooo:rsid="012555f7"/>
    </style:style>
    <style:style style:name="T115" style:family="text">
      <style:text-properties officeooo:rsid="01258990"/>
    </style:style>
    <style:style style:name="T116" style:family="text">
      <style:text-properties officeooo:rsid="0125d071"/>
    </style:style>
    <style:style style:name="T117" style:family="text">
      <style:text-properties officeooo:rsid="012731bb"/>
    </style:style>
    <style:style style:name="T118" style:family="text">
      <style:text-properties officeooo:rsid="01292889"/>
    </style:style>
    <style:style style:name="T119" style:family="text">
      <style:text-properties fo:background-color="#dee6ef" loext:char-shading-value="0"/>
    </style:style>
    <style:style style:name="T120" style:family="text">
      <style:text-properties officeooo:rsid="00cacb8f" fo:background-color="#dee6ef" loext:char-shading-value="0"/>
    </style:style>
    <style:style style:name="T121" style:family="text">
      <style:text-properties officeooo:rsid="01015174" fo:background-color="#dee6ef" loext:char-shading-value="0"/>
    </style:style>
    <style:style style:name="T122" style:family="text">
      <style:text-properties officeooo:rsid="012bc375"/>
    </style:style>
    <style:style style:name="T123" style:family="text">
      <style:text-properties officeooo:rsid="012cabd3"/>
    </style:style>
    <style:style style:name="T124" style:family="text">
      <style:text-properties officeooo:rsid="012cc675"/>
    </style:style>
    <style:style style:name="T125" style:family="text">
      <style:text-properties officeooo:rsid="012deed6"/>
    </style:style>
    <style:style style:name="T126" style:family="text">
      <style:text-properties officeooo:rsid="012e5dc6"/>
    </style:style>
    <style:style style:name="T127" style:family="text">
      <style:text-properties officeooo:rsid="012f14a2"/>
    </style:style>
    <style:style style:name="T128" style:family="text">
      <style:text-properties officeooo:rsid="0130ce48"/>
    </style:style>
    <style:style style:name="T129" style:family="text">
      <style:text-properties fo:language="en" fo:country="US"/>
    </style:style>
    <style:style style:name="T130" style:family="text">
      <style:text-properties fo:language="en" fo:country="US" fo:font-weight="bold" officeooo:rsid="0125d071" style:font-weight-asian="bold" style:font-weight-complex="bold"/>
    </style:style>
    <style:style style:name="T131" style:family="text">
      <style:text-properties fo:language="en" fo:country="US" fo:font-weight="bold" officeooo:rsid="01258990" style:font-weight-asian="bold" style:font-weight-complex="bold"/>
    </style:style>
    <style:style style:name="T132" style:family="text">
      <style:text-properties fo:language="en" fo:country="US" officeooo:rsid="0125d071"/>
    </style:style>
    <style:style style:name="T133" style:family="text">
      <style:text-properties fo:language="en" fo:country="US" officeooo:rsid="01258990"/>
    </style:style>
    <style:style style:name="T134" style:family="text">
      <style:text-properties fo:language="en" fo:country="US" fo:font-style="italic" style:font-style-asian="italic" style:font-style-complex="italic"/>
    </style:style>
    <style:style style:name="T135" style:family="text">
      <style:text-properties fo:language="en" fo:country="US" fo:font-style="italic" officeooo:rsid="01228284" style:font-style-asian="italic" style:font-style-complex="italic"/>
    </style:style>
    <style:style style:name="T136" style:family="text">
      <style:text-properties fo:language="en" fo:country="US" fo:font-style="italic" officeooo:rsid="012555f7" style:font-style-asian="italic" style:font-style-complex="italic"/>
    </style:style>
    <style:style style:name="T137" style:family="text">
      <style:text-properties officeooo:rsid="013e4a8d"/>
    </style:style>
    <style:style style:name="T138" style:family="text">
      <style:text-properties officeooo:rsid="013f3737"/>
    </style:style>
    <style:style style:name="T139" style:family="text">
      <style:text-properties officeooo:rsid="014093fc"/>
    </style:style>
    <style:style style:name="T140" style:family="text">
      <style:text-properties officeooo:rsid="014287e7"/>
    </style:style>
    <style:style style:name="T141" style:family="text">
      <style:text-properties officeooo:rsid="014372b7"/>
    </style:style>
    <style:style style:name="T142" style:family="text">
      <style:text-properties officeooo:rsid="014383f4"/>
    </style:style>
    <style:style style:name="T143" style:family="text">
      <style:text-properties officeooo:rsid="01448d7a"/>
    </style:style>
    <style:style style:name="T144" style:family="text">
      <style:text-properties officeooo:rsid="014620e0"/>
    </style:style>
    <style:style style:name="T145" style:family="text">
      <style:text-properties officeooo:rsid="0147d10d"/>
    </style:style>
    <style:style style:name="T146" style:family="text">
      <style:text-properties officeooo:rsid="014a8255"/>
    </style:style>
    <style:style style:name="T147" style:family="text">
      <style:text-properties officeooo:rsid="014d49a2"/>
    </style:style>
    <style:style style:name="T148" style:family="text">
      <style:text-properties officeooo:rsid="014e2031"/>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3" text:outline-level="1">Script of level 6 - Cal</text:h>
      <text:p text:style-name="P3">Level 6, “Ca<text:span text:style-name="T1">l”,</text:span> is characterized by 18 scenes, as well as 4 (<text:span text:style-name="T46">*</text:span>) situations in which it is possible to talk freely.</text:p>
      <text:p text:style-name="P37"><text:span text:style-name="T91">D</text:span>uration: 1<text:span text:style-name="T125">h3</text:span>0<text:span text:style-name="T125">min</text:span> ≈ 2<text:span text:style-name="T125">h3</text:span>0<text:span text:style-name="T125">min</text:span> with secondary missions.</text:p>
      <text:h text:style-name="P55" text:outline-level="4"><text:span text:style-name="T32">1 – W</text:span>here they open the door of the walls.</text:h>
      <text:p text:style-name="P37"><draw:frame draw:style-name="fr1" draw:name="Frame1" text:anchor-type="paragraph" svg:width="7.001cm" draw:z-index="0"><draw:text-box fo:min-height="12.1cm"><text:p text:style-name="P41"><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0"><text:line-break/></text:span>Picture <text:sequence text:ref-name="refPicture0" text:name="Picture" text:formula="ooow:Picture+1" style:num-format="1">1</text:sequence>: <text:span text:style-name="T31">S</text:span>ecret door <text:span text:style-name="T31">of the city</text:span></text:p></draw:text-box></draw:frame>The team has just passed the last hill of the roaring Hills and finally sees the great walls of Cal in the distance.</text:p>
      <text:p text:style-name="P3"><text:span text:style-name="T34">Sophie</text:span>: Here it is! <text:span text:style-name="T2">It’s</text:span> Cal! Finally, who knows if Howl is still there. Oh! I wonder if <text:span text:style-name="T2">he’s</text:span> prisoner!</text:p>
      <text:p text:style-name="P3"><text:span text:style-name="T34">Heen</text:span>: Uooof! Uof!… Cal! Caal!</text:p>
      <text:p text:style-name="P37">Heen transforms hi<text:span text:style-name="T106">m</text:span>self continuously, changing what he says based on his form. Meanwhile, he goes around Calcifer.</text:p>
      <text:p text:style-name="P3"><text:span text:style-name="T34">Calcifer</text:span>: Heen stop it.</text:p>
      <text:p text:style-name="P3"><text:span text:style-name="T34">Markl</text:span>: <text:span text:style-name="T49">I</text:span>t’s very far away! <text:span text:style-name="T3">We</text:span> won’t arrive before evening!</text:p>
      <text:p text:style-name="P3"><text:span text:style-name="T34">Sophie</text:span>: You’re right, hurry up.</text:p>
      <text:p text:style-name="P37">The team <text:span text:style-name="T48">arrives </text:span>outside the city walls, near the secret door.</text:p>
      <text:p text:style-name="P3"><text:span text:style-name="T34">Sophie</text:span>: We should have arrived, but I don’t see any door.</text:p>
      <text:p text:style-name="P3"><text:span text:style-name="T34">Calcifer</text:span>: <text:span text:style-name="T49">I</text:span>t’s magical! We detect his presence.</text:p>
      <text:p text:style-name="P3"><text:span text:style-name="T34">Witch of the Waste</text:span>: <text:span text:style-name="T49">Y</text:span>es, yes, we are dealing with a beautiful antique door.</text:p>
      <text:p text:style-name="P37">Leaning on his magic stick, the witch of the lands approaches the walls and reveals the door tracing its perimeter.</text:p>
      <text:p text:style-name="P3"><text:span text:style-name="T34">Markl</text:span>: <text:span text:style-name="T50">U</text:span>ooo incredible, I’ve never seen anything like this.</text:p>
      <text:p text:style-name="P3"><text:span text:style-name="T34">Sophie</text:span>: <text:span text:style-name="T52">P</text:span>erfect, now we just have to pass it before a patrol come through the walls.</text:p>
      <text:p text:style-name="P37"><text:span text:style-name="T51">The player need to solve an</text:span> enigma, <text:span text:style-name="T51">once</text:span> solved, the door opens wide.</text:p>
      <text:p text:style-name="P3"><text:span text:style-name="T34">Sophie</text:span>: <text:span text:style-name="T52">N</text:span>ever let it be said that a magic door refuses to let me in.</text:p>
      <text:p text:style-name="Activity"><text:span text:style-name="T112">A</text:span>fter <text:span text:style-name="T112">that</text:span> Sophie opened the door following the procedure given <text:span text:style-name="T112">her</text:span> by the head of the village, they enter <text:span text:style-name="T112">in the passage between the walls</text:span>, and Heen can break through a secret passage.</text:p>
      <text:p text:style-name="P27"><text:span text:style-name="T21">Sophie: </text:span><text:span text:style-name="T22">Heen, look! This walls can be broken down!</text:span></text:p>
      <text:p text:style-name="P27"><text:span text:style-name="T21">Heen</text:span>: <text:span text:style-name="T16">Heen open a passage!</text:span></text:p>
      <text:p text:style-name="Activity">The walls collapse under Hee<text:span text:style-name="T126">n</text:span>’s ax hits. </text:p>
      <text:p text:style-name="P27"><text:span text:style-name="T21">Calcifer</text:span>: <text:span text:style-name="T127">I</text:span>t seems really wet down there.</text:p>
      <text:h text:style-name="P55" text:outline-level="4"><text:span text:style-name="T32">2 – W</text:span>here they arrive stealthily to the tavern.</text:h>
      <text:p text:style-name="P37">Beyond the walls, the team wanders through the city’s alleys.</text:p>
      <text:p text:style-name="P3"><text:span text:style-name="T34">Markl</text:span>: <text:span text:style-name="T53">W</text:span>hat a dark place here, Calcifer do a bit of light.</text:p>
      <text:p text:style-name="P3"><text:span text:style-name="T34">Sophie</text:span>: <text:span text:style-name="T53">N</text:span>o Calcifer, stop! You will expose us, in fact, lower the visor of the armor.</text:p>
      <text:p text:style-name="P37">Calcifer lowers the visor and the alley becomes even darker.</text:p>
      <text:p text:style-name="P3"><text:span text:style-name="T34">Calcifer</text:span>: <text:span text:style-name="T54">A</text:span>nd here we are, completely in disguise.</text:p>
      <text:p text:style-name="P37">Once arrived outside the tavern they see that inside it’s slightly illuminated.</text:p>
      <text:p text:style-name="P3"><text:span text:style-name="T34">Calcifer</text:span>: To us it looks like a trap.</text:p>
      <text:p text:style-name="P3"><text:span text:style-name="T34">Sophie</text:span>: <text:span text:style-name="T55">W</text:span>hy would you say that? <text:span text:style-name="T4">What</text:span> was you expecting, a welcoming committee?</text:p>
      <text:p text:style-name="P3"><text:span text:style-name="T34">Calcifer</text:span>: <text:span text:style-name="T55">N</text:span>o, it’s not for the silence, the whole city seems deserted. The problem is that we feel strange energies coming from there.</text:p>
      <text:p text:style-name="P3"><text:soft-page-break/><text:span text:style-name="T34">Markl</text:span>: <text:span text:style-name="T55">I</text:span>n any case we wouldn’t know where else to go.</text:p>
      <text:p text:style-name="P3"><text:span text:style-name="T34">Witch of the Waste</text:span>: I have to sit down, I’m sick of this stick.</text:p>
      <text:p text:style-name="P37">The Witch of the Lands approaches the door and waits for Sophie.</text:p>
      <text:h text:style-name="P55" text:outline-level="4"><text:span text:style-name="T32">3 – </text:span>Where they enter the tavern full of monsters.</text:h>
      <text:p text:style-name="P37">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56">W</text:span>itch of the <text:span text:style-name="T56">L</text:span>ands rushes to the assault.</text:p>
      <text:p text:style-name="P42"><draw:frame draw:style-name="fr2" draw:name="Frame2" text:anchor-type="as-char" svg:width="19.001cm" draw:z-index="2"><draw:text-box fo:min-height="10.028cm"><text:p text:style-name="P41"><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0"><text:line-break/></text:span>Picture <text:sequence text:ref-name="refPicture1" text:name="Picture" text:formula="ooow:Picture+1" style:num-format="1">2</text:sequence>: The tavern full of monsters</text:p></draw:text-box></draw:frame></text:p>
      <text:h text:style-name="P55" text:outline-level="4"><text:span text:style-name="T32">4 – </text:span>Where Ben arrives in the tavern and they escape from the roofs.</text:h>
      <text:p text:style-name="P37">As they finish victoriously, Ben comes downstairs, <text:span text:style-name="T112">from</text:span> the stairs leading to the upper floor.</text:p>
      <text:p text:style-name="P3"><text:span text:style-name="T34">Ben</text:span>: <text:span text:style-name="T57">S</text:span>oon! Go upstairs! Many others of them are coming, you have made a mess!</text:p>
      <text:p text:style-name="P3"><text:span text:style-name="T34">Sophie</text:span>: <text:span text:style-name="T57">A</text:span>nd who would you be?</text:p>
      <text:p text:style-name="P3"><text:span text:style-name="T34">Ben</text:span>: <text:span text:style-name="T57">F</text:span>or now it’s enough to know that I fight by your side and that I am not covered with mud.</text:p>
      <text:p text:style-name="P37">At the end of the battle they go to the first floor of the tavern.</text:p>
      <text:p text:style-name="P3"><text:span text:style-name="T34">Ben</text:span>: My name is Ben, I am a guard of Cal, loyal to the great King Beuron, you rather, how did you end up in the old base of the resistance?</text:p>
      <text:p text:style-name="P37">Meanwhile, he looks at them worriedly, with particular attention to the old witch.</text:p>
      <text:p text:style-name="P3"><text:span text:style-name="T34">Sophie</text:span>: <text:span text:style-name="T58">W</text:span>e’re looking for Howl the wizard, he’s been missing for days.</text:p>
      <text:p text:style-name="P3"><text:span text:style-name="T34">Ben</text:span>: Ah! Just as I imagined, you are Howl’s companions! Then you are also my companions. You, old woman, do you think you can jump from roof to roof with that old stick? You know, it’s really an emergency.</text:p>
      <text:p text:style-name="P37">The witch of the lands stares Ben with love.</text:p>
      <text:p text:style-name="P3"><text:span text:style-name="T34">Witch of the Waste</text:span>: <text:span text:style-name="T59">M</text:span>y beautiful young man, if the stick was not enough, I studied in my life at least a thousand spells even more useful to the task. I think I should remember at least one.</text:p>
      <text:p text:style-name="P3"><text:span text:style-name="T34">Ben</text:span>: <text:span text:style-name="T59">A</text:span>nd you? With that armor?</text:p>
      <text:p text:style-name="P37">Calcifer uses the arms of the armor to lift the empty iron bust.</text:p>
      <text:p text:style-name="P3"><text:span text:style-name="T34">Calcifer</text:span>: <text:span text:style-name="T59">W</text:span>e are self-sufficient, worried at most to keep the child and that dog away from our feet.</text:p>
      <text:p text:style-name="P37"><text:soft-page-break/>And so the group hurries to proceed on the roofs.</text:p>
      <text:p text:style-name="P3"><text:span text:style-name="T34">Sophie</text:span>: So you met Howl? In Salt Marina they said that King Beuron gone mad, and that Howl therefore quelled him.</text:p>
      <text:p text:style-name="P3"><text:span text:style-name="T34">Ben</text:span>: He did much more, he saved the king from Layton’s mental manipulation! Unfortunately, however, immediately afterwards he disappeared. He headed for Layton’s fortress with a handful of soldiers. But it’s been four days now.</text:p>
      <text:p text:style-name="P37"><text:span text:style-name="T105">W</text:span>hen <text:span text:style-name="T107">C</text:span>alcifer hears pronouncing the name of Layton he petrifies for a moment. <text:span text:style-name="T106">I</text:span>n the previous level his name was already made and Calcifer, worried, told how he had always suspected that <text:span text:style-name="T106">he</text:span> was the origin of the <text:span text:style-name="T106">mud</text:span>, but that he was looking for a confirmation. <text:span text:style-name="T106">H</text:span>e then recounted the past between Howl and Layton.</text:p>
      <text:p text:style-name="P3"><text:span text:style-name="T34">Sophie</text:span>: <text:span text:style-name="T59">D</text:span>o you think they were defeated?</text:p>
      <text:p text:style-name="P3"><text:span text:style-name="T34">Ben</text:span>: I don’t know how else to explain their missing.</text:p>
      <text:h text:style-name="P55" text:outline-level="4"><text:span text:style-name="T32">5 – </text:span>Where they see Layton flying while they arrive at the base of the resistance.</text:h>
      <text:p text:style-name="P37">Shortly before their arriving at the base where Cal’s survivors and resistance are hidden, Calcifer perceives great magic power over their head<text:span text:style-name="T90">s</text:span>. <text:span text:style-name="T60">L</text:span>ayton flies over the city to the tavern they have destroyed, which still burns in the night. After they went down on the road, Ben traces with his finger a symbol on a manhole <text:span text:style-name="T92">inside a fountain</text:span>, which opens on its own. He informs them that Howl has helped them find the new hiding place, after which they dive into it.</text:p>
      <text:p text:style-name="P38"><text:span text:style-name="T92">W</text:span>hen the team arrives at the den of the resistance, <text:span text:style-name="T93">there are</text:span> a dozen men and women in the central cave <text:span text:style-name="T94">named square of the resistance</text:span>. <text:span text:style-name="T102">T</text:span>he crowd is rather downcast, but shows interest in newcomers. <text:span text:style-name="T108">Y</text:span>et no one comes near to speak, as everyone is busy.</text:p>
      <text:h text:style-name="P55" text:outline-level="4" text:is-list-header="true"><text:span text:style-name="T61">They arrive i</text:span>n the hideout <text:span text:style-name="T61">where </text:span>Sophie can talk to more survivors, as well as to team member<text:span text:style-name="T66">s.</text:span></text:h>
      <text:p text:style-name="P25"><text:span text:style-name="T46">*</text:span>The dialogues that Sophie can freely make with the different <text:span text:style-name="T66">N.P.C.</text:span> are highlighted in different colors.</text:p>
      <text:p text:style-name="P37">Ben speaks with some survivors who welcome him.</text:p>
      <text:p text:style-name="P3"><text:span text:style-name="T34">Ben</text:span>: <text:span text:style-name="T109">W</text:span>elcome to our house, I invite you to take a ride, while I do some business.</text:p>
      <text:p text:style-name="P37"><text:span text:style-name="T93">N</text:span>ear the entrance, Calcifer observes the small river that runs through the hiding place.</text:p>
      <text:p text:style-name="P5"><text:span text:style-name="T34">Calcifer</text:span>: Did you see how it flew in the night? It seems very powerful, he gives me the heebie-jeebies! And he loses slime wherever he goes, like an infector.</text:p>
      <text:p text:style-name="P5"><text:span text:style-name="T34">Sophie</text:span>: <text:span text:style-name="T62">Y</text:span>es, he is a fearsome adversary, and he gives me nausea. I hope that we will find Howl soon and defeat him.</text:p>
      <text:p text:style-name="P6"><text:span text:style-name="T34">Calcifer</text:span>: Yes me too, this river is wet, all this cave is damp, we want to start as soon as possible!</text:p>
      <text:p text:style-name="P37"><text:span text:style-name="T94">O</text:span>n the small slope leading to the canteen, <text:span text:style-name="T110">Markl</text:span> is talking to an herbalist.</text:p>
      <text:p text:style-name="P7"><text:span text:style-name="T34">Markl</text:span>: How many cheerful people in here, it seems that good humor is useful to increase their resistance to the slime!</text:p>
      <text:p text:style-name="P7"><text:span text:style-name="T34">Sophie</text:span>: <text:span text:style-name="T62">T</text:span>hen you must be really resistant!</text:p>
      <text:p text:style-name="P7"><text:span text:style-name="T34">Markl</text:span>: Yeah, but I’ve always feared the blades of Layton’s servants more than the mud!</text:p>
      <text:p text:style-name="P37"><text:span text:style-name="T94">H</text:span>een is in the form of a dog, and smells the ground by wandering around the square. <text:span text:style-name="T94">W</text:span>hen <text:span text:style-name="T110">Sophie</text:span> approaches <text:span text:style-name="T94">him, he</text:span> takes human form.</text:p>
      <text:p text:style-name="P8"><text:span text:style-name="T34">Heen</text:span>: Heen defeats Layton with the sword.</text:p>
      <text:p text:style-name="P8"><text:span text:style-name="T34">Sophie</text:span>: <text:span text:style-name="T62">I</text:span>t’s still early to face Layton, we have to train! You still have to find many of your parts!</text:p>
      <text:p text:style-name="P8"><text:span text:style-name="T34">Heen</text:span>: <text:span text:style-name="T62">I</text:span>f Heen returns like the Heen uses to be, he is invincible!</text:p>
      <text:p text:style-name="P37"><text:span text:style-name="T13">S</text:span><text:span text:style-name="T14">hortly before the learning of the dorms, a soldier sharpens his sword sitting on a bench.</text:span><text:span text:style-name="T96"> </text:span></text:p>
      <text:p text:style-name="P10"><text:span text:style-name="T34">Xaion the warrior</text:span>: Welcome, I hope you can rest. There is always a great din here.</text:p>
      <text:p text:style-name="P10"><text:span text:style-name="T34">Sophie</text:span>: <text:span text:style-name="T62">A</text:span>re you a soldier of the resistance?</text:p>
      <text:p text:style-name="P11"><text:span text:style-name="T34">Xaion the warrior</text:span>: That’s right, I’m Xaion, and I fight to free Radme.</text:p>
      <text:p text:style-name="P37"><text:span text:style-name="T95">I</text:span><text:span text:style-name="T96">n the shopping area, a rag asks alms. </text:span><text:span text:style-name="T95">N</text:span><text:span text:style-name="T96">earby, an acrobat performs a </text:span><text:span text:style-name="T95">little</text:span><text:span text:style-name="T96"> show. The only merchant at work looks like a receiver.</text:span></text:p>
      <text:p text:style-name="P12"><text:soft-page-break/><text:span text:style-name="T34">Marion the smart</text:span>: <text:span text:style-name="T101">Do you c</text:span>ome from outside Cal? Once I used to <text:span text:style-name="T5">smuggle</text:span> from an exit of the south gate, how did you get in?</text:p>
      <text:p text:style-name="P12"><text:span text:style-name="T34">Sophie</text:span>: <text:span text:style-name="T62">F</text:span>rom the south gate, but we had many difficulties</text:p>
      <text:p text:style-name="P13"><text:span text:style-name="T34">Marion the smart</text:span>: <text:span text:style-name="T62">I</text:span>t becomes increasingly difficult to leave the city. If you meet Victor outside, could you give him this letter? From Marion.</text:p>
      <text:p text:style-name="P15"><text:span text:style-name="T34">Ektor the tightrope walker</text:span>: I am Ektor, and I walk on ropes. Since no one pays a ticket to see my show, I do not have a place to stay. I try to make myself useful as I can.</text:p>
      <text:p text:style-name="P16"><text:span text:style-name="T34">Zip the merchant thief</text:span>: Hi adventurer, before leaving for the next adventure come to buy the from <text:span text:style-name="T92">Z</text:span>ip!</text:p>
      <text:p text:style-name="P16"><text:span text:style-name="T34">Sophie</text:span>: <text:span text:style-name="T63">W</text:span>hat do you sell?</text:p>
      <text:p text:style-name="P31"><text:span text:style-name="T45">Zip the merchant thief</text:span><text:span text:style-name="T119">: </text:span><text:span text:style-name="T120">A</text:span><text:span text:style-name="T119">ll that is useful left in the city, if you need something that I do not have in store, I go out and I steal it only for you, m</text:span><text:span text:style-name="T121">y</text:span><text:span text:style-name="T119"> darling.</text:span></text:p>
      <text:h text:style-name="P55" text:outline-level="4"><text:span text:style-name="T32">6 – Where T</text:span>he <text:span text:style-name="T102">W</text:span>itch of the <text:span text:style-name="T102">L</text:span>ands observes the orphan child.</text:h>
      <text:p text:style-name="P39"><text:span text:style-name="T103">N</text:span>ear the bridge that leads to the sewers, <text:span text:style-name="T104">on the road to the meeting room</text:span>, a small child has attracted the attention of the <text:span text:style-name="T103">Witch of the Waste</text:span>, <text:span text:style-name="T103">that</text:span> bothers him.</text:p>
      <text:p text:style-name="P3"><text:span text:style-name="T34">Witch of the Waste</text:span> <text:span text:style-name="T7">-addressed to Orphan child-</text:span>: <text:span text:style-name="T64">L</text:span>ook that beautiful child, just beautiful!</text:p>
      <text:p text:style-name="P3"><text:span text:style-name="T34">S</text:span><text:span text:style-name="T35">ophie</text:span> <text:span text:style-name="T7">-addressed to Witch of the Waste-</text:span>: <text:span text:style-name="T64">B</text:span>ut you were not already tired before arriving at the tavern? You should rest!</text:p>
      <text:p text:style-name="P3"><text:span text:style-name="T34">Witch of the Waste</text:span> <text:span text:style-name="T7">-addressed to Orphan child-</text:span>: <text:span text:style-name="T64">A</text:span>nd what a heart! <text:span text:style-name="T7">-interrupti</text:span><text:span text:style-name="T8">ng-</text:span><text:span text:style-name="T6"> </text:span>It is a big and noble heart!</text:p>
      <text:p text:style-name="P37">Meanwhile, the Witch observes closely the child, who tries to wriggle, and finally manages to escape, when Ben interrupts the conversation.</text:p>
      <text:p text:style-name="P26"><text:span text:style-name="T34">Ben: </text:span><text:span text:style-name="T11">What are you doing to the child? </text:span><text:span text:style-name="T12">Stop</text:span><text:span text:style-name="T11"> that! </text:span><text:span text:style-name="T12">He</text:span><text:span text:style-name="T11"> doesn’t speak and doesn’t like being the center of attention.</text:span></text:p>
      <text:p text:style-name="P26"><text:span text:style-name="T15">Ben</text:span><text:span text:style-name="T11"> -addre</text:span><text:span text:style-name="T12">ss</text:span><text:span text:style-name="T11">ed to Sophie-: When you want, you can find me in the meeting room. </text:span></text:p>
      <text:h text:style-name="P55" text:outline-level="4"><text:span text:style-name="T32">7 – </text:span>Where Ben talks about the sidequests and the main mission <text:span text:style-name="T115">in the meeting room</text:span>.</text:h>
      <text:p text:style-name="P21"><text:span text:style-name="T47">*</text:span><text:span text:style-name="T34">The player can choose which answer Sophie can give.</text:span></text:p>
      <text:p text:style-name="P37">When Sophie come to talk to Ben, she is followed by all the other members of the team.</text:p>
      <text:p text:style-name="P20"><text:span text:style-name="T34">Ben</text:span>: You met some members of the resistance. Many of them lost everything, their family members and everyone they knew fell victim to Layton’s spell, and now they are fighting each other.</text:p>
      <text:list xml:id="list4038475815" text:style-name="L1">
        <text:list-item>
          <text:p text:style-name="P50"><text:span text:style-name="T34">Sophie</text:span>: How can we help the resistance?</text:p>
        </text:list-item>
      </text:list>
      <text:p text:style-name="P34"><text:span text:style-name="T34">Ben</text:span>: <text:span text:style-name="T64">S</text:span>ince Layton discovered us, we are short of weapons, while Layton has almost all the army with him. His soldiers are slow, but even stronger than in human form. In addition we need food, <text:span text:style-name="T67">and</text:span> Layton knows almost all the accesses to the city; to communicate with the roaring hills we need a new road. <text:span text:style-name="T128">Finally</text:span> we know that a group of survivors is hidden at the port, in a house near the fish market.</text:p>
      <text:list xml:id="list222060098665989" text:continue-numbering="true" text:style-name="L1">
        <text:list-item>
          <text:list>
            <text:list-item>
              <text:p text:style-name="P50"><text:span text:style-name="T34">Sophie</text:span>: I choose to steal weapons.</text:p>
            </text:list-item>
          </text:list>
        </text:list-item>
      </text:list>
      <text:p text:style-name="P36"><text:span text:style-name="T34">Ben</text:span>: We intended to attack the armory frontally, <text:span text:style-name="T68">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222060318053232" text:continue-numbering="true" text:style-name="L1">
        <text:list-item>
          <text:list>
            <text:list-item>
              <text:p text:style-name="P50"><text:span text:style-name="T34">Sophie</text:span>: I choose to explore the new road.</text:p>
            </text:list-item>
          </text:list>
        </text:list-item>
      </text:list>
      <text:p text:style-name="P36"><text:span text:style-name="T3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3"><text:tab/><text:tab/>1.3<text:tab/><text:span text:style-name="T34">Sophie: </text:span><text:span text:style-name="T97">What’s about the people at the port?</text:span></text:p>
      <text:p text:style-name="P43"><text:span text:style-name="T97"><text:tab/><text:tab/><text:tab/></text:span><text:span text:style-name="T34">Ben: </text:span><text:span text:style-name="T97">I do not know how long </text:span><text:span text:style-name="T99">they’ve</text:span><text:span text:style-name="T97"> been there, but Layton’s soldiers have found them, <text:tab/><text:tab/><text:tab/>and they do not have much time left.</text:span></text:p>
      <text:list xml:id="list222060467874484" text:continue-numbering="true" text:style-name="L1">
        <text:list-item>
          <text:p text:style-name="P51"><text:span text:style-name="T34">Sophie</text:span>: <text:span text:style-name="T69">What’s</text:span> the latest news about Howl?</text:p>
        </text:list-item>
      </text:list>
      <text:p text:style-name="P34"><text:soft-page-break/><text:span text:style-name="T34">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34"><text:span text:style-name="T34">Sophie</text:span>: <text:span text:style-name="T64">I</text:span>t’s terrible, we have to free them and talk to them!</text:p>
      <text:p text:style-name="P35"><text:span text:style-name="T34">Ben</text:span>: I like your ardor, but the castle is the most watched place in Cal, and it will not be easy to access it<text:span text:style-name="T23">…</text:span> we will have to study a plan. Come back to me when you are ready to decide how to act.</text:p>
      <text:h text:style-name="P55" text:outline-level="4"><text:span text:style-name="T33">8 – W</text:span>here they talk about the castle and the alchemist’s guild <text:span text:style-name="T115">in the meeting room</text:span>.</text:h>
      <text:p text:style-name="P37">Sophie and the others reach Ben and listen to the plan.</text:p>
      <text:p text:style-name="P3"><text:span text:style-name="T34">Ben</text:span>: We will have to access the castle from the sewers, from there we can go out in the castle baths, which are exactly two floors below the throne room. There should be the soldiers we have to free, according to my informants.</text:p>
      <text:p text:style-name="P3"><text:span text:style-name="T34">Sophie</text:span>: Does he keep them prisoners in the throne room?</text:p>
      <text:p text:style-name="P30"><text:span text:style-name="T34">Ben</text:span>: No, their wills have been inhibited. Layton placed them there because they are the strongest of Beuron’s soldiers, and he wants to protect the throne room. </text:p>
      <text:p text:style-name="P30"><text:span text:style-name="T40">Sophie</text:span><text:span text:style-name="T115">: How do we get to the sewers?</text:span></text:p>
      <text:p text:style-name="P32"><text:span text:style-name="T131">Ben</text:span><text:span text:style-name="T133">: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2416278150" text:style-name="L2">
        <text:list-item>
          <text:p text:style-name="P52"><text:span text:style-name="T130">Sophie</text:span><text:span text:style-name="T132">: What is the precursor’s code?</text:span></text:p>
        </text:list-item>
      </text:list>
      <text:p text:style-name="P48"><text:span text:style-name="T130">Ben</text:span><text:span text:style-name="T132">: </text:span><text:span text:style-name="T129">It is the key to opening the ancient portals. The only copy known to us is kept in the guild of alchemists. Go there and retrieve the code, then come back to me and I will show you the portal to access the canal that leads to the castle.</text:span></text:p>
      <text:list xml:id="list222059410063735" text:continue-numbering="true" text:style-name="L2">
        <text:list-item>
          <text:p text:style-name="P52"><text:span text:style-name="T130">Sophie</text:span><text:span text:style-name="T132">: What do you know about the precursors?</text:span></text:p>
        </text:list-item>
      </text:list>
      <text:p text:style-name="P47"><text:span text:style-name="T41">Ben</text:span><text:span text:style-name="T116">: </text:span>they are the people who lived Radme centuries ago, they left many prodigious ruins at Radme. <text:span text:style-name="T116">A</text:span> magician can easily manipulate them even today, using the precursor code</text:p>
      <text:h text:style-name="P56" text:outline-level="4">9 – Where the team explore the uninhabited area of the base.</text:h>
      <text:p text:style-name="Activity">As they enter a room full of stone columns, they notice that many channels are dug in the floor.</text:p>
      <text:p text:style-name="Standard"><text:span text:style-name="T34">Calcifer</text:span>: Look Sophie! On the roof! Those runic symbols with around those stone heads!</text:p>
      <text:p text:style-name="Standard"><text:span text:style-name="T34">Sophie</text:span>: Surely I can tell something to make it work!</text:p>
      <text:p text:style-name="Activity">* <text:span text:style-name="T147">I</text:span>f Sophie has already taken the precursor code *</text:p>
      <text:p text:style-name="P46"><text:span text:style-name="T34">Sophie</text:span>: To show the ladder we have to have water, the water flows if you tell her, finds her way if we show it.</text:p>
      <text:p text:style-name="P46"><text:span text:style-name="T34">Markl</text:span>: So tell her to come out!</text:p>
      <text:p text:style-name="P46"><text:span text:style-name="T34">Sophie</text:span>: Flow!</text:p>
      <text:p text:style-name="P49">Water comes out of small holes in the walls.</text:p>
      <text:p text:style-name="P46"><text:span text:style-name="T34">Sophie</text:span>: Now I have to tell the heads where to look to direct the flow of water.</text:p>
      <text:p text:style-name="Activity">When (after the puzzle with treasure) they arrive at the underground spring through the dark tunnels</text:p>
      <text:p text:style-name="Standard"><text:span text:style-name="T34">Markl</text:span>: Wooow this place is magnificent! I did not imagine that Cal was so full of water, seeing the desert that was there until now.</text:p>
      <text:h text:style-name="P55" text:outline-level="4"><text:span text:style-name="T115">10 – W</text:span>here the team meets the crazy alchemist.</text:h>
      <text:p text:style-name="P40"><text:span text:style-name="T115">T</text:span>he team leaves the base <text:span text:style-name="T115">from the stairs leading to the fountain in the main square.</text:span></text:p>
      <text:p text:style-name="Standard"><text:span text:style-name="T21">Calcifer</text:span>: <text:span text:style-name="T16">this idea of the entrance to the refuge in a fountain is absurd! Only Howl could be so reckless!</text:span></text:p>
      <text:p text:style-name="P40"><text:span text:style-name="T115">I</text:span>n the meantime it dries.</text:p>
      <text:p text:style-name="Standard"><text:span text:style-name="T21">Sophie</text:span>: <text:span text:style-name="T16">do not make noise, or </text:span><text:span text:style-name="T18">we’ll</text:span><text:span text:style-name="T16"> lure Layton’s monsters!</text:span></text:p>
      <text:p text:style-name="P40"><text:soft-page-break/>As soon as they enter the guild from a narrow passage, the team is wrapped in a thin fog, a laugh runs through the corridors and breaks the silence. The alchemist invites the team to overcome his enigmas.</text:p>
      <text:p text:style-name="P3"><text:span text:style-name="T34">Alchemist</text:span>: <text:span text:style-name="T65">D</text:span>ear presents, welcome in my stronghold. Here I resist Layton while I find a cure for his illness. For now the experiments are proceeding with full success! <text:span text:style-name="T111">O</text:span>n me the slime does not cause loss of will. However, hhahahhahahha, I still have not completely healed.</text:p>
      <text:p text:style-name="P3"><text:span text:style-name="T34">Sophie</text:span>: <text:span text:style-name="T65">O</text:span>bviously he does not know that hot water is the only way to get rid of the slime, must get crazy trying to do it.</text:p>
      <text:p text:style-name="P3"><text:span text:style-name="T34">Calcifer</text:span>: <text:span text:style-name="T65">Y</text:span>eah! It gives me creeps!</text:p>
      <text:p text:style-name="P3"><text:span text:style-name="T21">Markl</text:span><text:span text:style-name="T16"> </text:span><text:span text:style-name="T7">-worried-</text:span>: <text:span text:style-name="T65">M</text:span>aybe we should just tell him how to save himself!</text:p>
      <text:p text:style-name="P3"><text:span text:style-name="T34">Alchemist</text:span> <text:span text:style-name="T7">-</text:span><text:span text:style-name="T9">from</text:span><text:span text:style-name="T7"> outside the room-</text:span>: Only a thief with an acumen like mine can overcome my riddles, and enjoy the last treasures of the guild.</text:p>
      <text:p text:style-name="P3"><text:span text:style-name="T34">Markl</text:span>: H<text:span text:style-name="T70">eee</text:span>ey alchemist! You need a hot bath to heal yourself, let us help you, we are Layton’s enemies!</text:p>
      <text:p text:style-name="P3"><text:span text:style-name="T34">Alchemist</text:span>: …</text:p>
      <text:p text:style-name="P4"><text:span text:style-name="T34">Sophie</text:span>: <text:span text:style-name="T71">O</text:span>bviously he can not hear us, I believe that the voice reaches us through a spell<text:span text:style-name="T23">…</text:span> we will have to make our way to his room.</text:p>
      <text:p text:style-name="P37">The team enters the guild hall.</text:p>
      <text:h text:style-name="P55" text:outline-level="4"><text:span text:style-name="T33">11 – W</text:span>here they find the book and leave the guild.</text:h>
      <text:p text:style-name="P37">They enter the alchemist’s room and find it threatening, holding the ancient code to itself behind a counter full of alembics.</text:p>
      <text:p text:style-name="P3"><text:span text:style-name="T34">Heen</text:span> -<text:span text:style-name="T7">growls-</text:span>.</text:p>
      <text:p text:style-name="P3"><text:span text:style-name="T34">Alchemist</text:span>: Welcome, I must deduce that you have managed to overcome my enigmas.</text:p>
      <text:p text:style-name="P3"><text:span text:style-name="T34">Sophie</text:span>: <text:span text:style-name="T72">Y</text:span>es and it’s time for you to give up, we do not want to hurt you.</text:p>
      <text:p text:style-name="P19"><text:span text:style-name="T34">Alchemist</text:span>: <text:span text:style-name="T72">Y</text:span>ou have not been sent by Layton?</text:p>
      <text:p text:style-name="P3"><text:span text:style-name="T34">Sophie</text:span>: <text:span text:style-name="T72">N</text:span>o, we are allies of King Beuron.</text:p>
      <text:p text:style-name="P3"><text:span text:style-name="T34">Alchemist</text:span>: So you’re not going to steal my soul?</text:p>
      <text:p text:style-name="P3"><text:span text:style-name="T34">Sophie</text:span>: <text:span text:style-name="T73">N</text:span>o, we only want the ancient code<text:span text:style-name="T23">…</text:span> but you’re full of slime, why you are not a monster?</text:p>
      <text:p text:style-name="P3"><text:span text:style-name="T34">Alchemist</text:span>: <text:span text:style-name="T74">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text:span text:style-name="T34">Sophie</text:span>: <text:span text:style-name="T75">I</text:span>t’s enough to wash for several hours in hot water, it has worked with the ch<text:span text:style-name="T25">ie</text:span>f of the roaring Hills, it will work with you too.</text:p>
      <text:p text:style-name="P37">The alchemist remains a moment petrified for the revelation, then drops the code and runs to prepare the bath in the next room. Sophie takes the book.</text:p>
      <text:p text:style-name="P3"><text:span text:style-name="T34">Sophie</text:span>: <text:span text:style-name="T76">G</text:span>ood bathroom mister alchemist!</text:p>
      <text:h text:style-name="P57" text:outline-level="4">12 – <text:span text:style-name="T122">(side-q1) </text:span>Where they steal the weapons and sabotage the armory</text:h>
      <text:p text:style-name="Activity"><text:span text:style-name="T122">W</text:span>hen they reach the armory, the military camp is practically deserted. <text:span text:style-name="T122">E</text:span>verywhere there are traces of the clash between the soldiers of Beuron and those dominated by Layton, with large patches of green slime on the ground. The team hides just <text:span text:style-name="T122">when</text:span> the smith, covered with mud, comes out of the armory screaming in a voice distorted by mental control</text:p>
      <text:p text:style-name="P33"><text:span text:style-name="T44">B</text:span><text:span text:style-name="T34">lacksmith</text:span>: <text:span text:style-name="T140">I’m</text:span> g<text:span text:style-name="T122">O</text:span>i<text:span text:style-name="T122">N</text:span>g to sl<text:span text:style-name="T122">EE</text:span>p, do the guar<text:span text:style-name="T122">D</text:span> <text:span text:style-name="T122">WELL</text:span>!</text:p>
      <text:p text:style-name="Activity"><text:span text:style-name="T139">And</text:span> locks the door, tying it to the trousers.</text:p>
      <text:p text:style-name="Activity">Four guards are posted outside the dormitory.</text:p>
      <text:p text:style-name="Standard"><text:span text:style-name="T34">Sophie</text:span>: We can not make noise, we should infiltrate and steal the keys from the smith..</text:p>
      <text:p text:style-name="Standard"><text:span text:style-name="T34">Markl</text:span>: I could come in from that little hole, <text:span text:style-name="T138">I’ll</text:span> be out in a moment!</text:p>
      <text:p text:style-name="Standard"><text:span text:style-name="T42">Witch of the Waste</text:span>: <text:span text:style-name="T137">W</text:span>hat a brave child!</text:p>
      <text:p text:style-name="Standard"><text:span text:style-name="T34">Heen</text:span>: Heen accompanies! Heen plush step!</text:p>
      <text:p text:style-name="Standard"><text:span text:style-name="T34">Sophie</text:span>: <text:span text:style-name="T141">S</text:span>ure Markl? <text:span text:style-name="T138">If</text:span> something happens, run away as fast as you can!</text:p>
      <text:p text:style-name="Header"><text:soft-page-break/><text:span text:style-name="T34">Markl</text:span>: <text:span text:style-name="T142">B</text:span>rrrr <text:span text:style-name="T123">let’s</text:span> hope <text:span text:style-name="T123">that </text:span>nothing happens..</text:p>
      <text:h text:style-name="P58" text:outline-level="4">13 – (side-q2) Where they discover a part of Heen at the port</text:h>
      <text:p text:style-name="P45">When they arrive at the port area they follow the noise of Layton's soldiers, who try to break through the entrance <text:span text:style-name="T124">of</text:span> a cellar. They can either fight them or look for a way to hide. in both cases inside the refuge <text:span text:style-name="T124">they </text:span>find the fisherman and his family.</text:p>
      <text:p text:style-name="Header"><text:span text:style-name="T43">F</text:span><text:span text:style-name="T34">isherman</text:span>: <text:span text:style-name="T143">O</text:span>h, you came to save us! <text:span text:style-name="T143">We</text:span> had no more hope!</text:p>
      <text:p text:style-name="Header"><text:span text:style-name="T34">Sophie</text:span>: <text:span text:style-name="T143">It</text:span>’<text:span text:style-name="T143">s</text:span> incredible that you resisted! <text:span text:style-name="T143">How</text:span> did you survive alone all this time?</text:p>
      <text:p text:style-name="Header"><text:span text:style-name="T43">F</text:span><text:span text:style-name="T34">isherman</text:span>: years ago I bought this oar from a secondhand dealer, I discovered that it was magical, with it I can row like ten men! <text:span text:style-name="T143">And</text:span> it also works as a club!</text:p>
      <text:p text:style-name="Header"><text:span text:style-name="T34">Heen</text:span> <text:span text:style-name="T7">-</text:span><text:span text:style-name="T10">pointing</text:span><text:span text:style-name="T7">-</text:span>: part of Heen!</text:p>
      <text:p text:style-name="Header"><text:span text:style-name="T43">The Witch of the Waste</text:span>: <text:span text:style-name="T143">H</text:span>ihi <text:span text:style-name="T143">here’s</text:span> another one! I was just careless with my creations!</text:p>
      <text:p text:style-name="Header"><text:span text:style-name="T43">F</text:span><text:span text:style-name="T34">isherman</text:span>: <text:span text:style-name="T145">I</text:span>f you go along the road to the shelter of the resistance I will be happy to give it to you.</text:p>
      <text:p text:style-name="Header"><text:span text:style-name="T34">Sophie</text:span>: <text:span text:style-name="T144">We’re</text:span> here for this</text:p>
      <text:h text:style-name="P55" text:outline-level="4"><text:span text:style-name="T33">14 – W</text:span>here they arrive with Ben at the ancient port of the sewers.</text:h>
      <text:p text:style-name="Activity">When they enter the resistance square they find Ben enthusiastic about their success</text:p>
      <text:p text:style-name="P3"><text:span text:style-name="T34">Ben</text:span>: <text:span text:style-name="T77">D</text:span>o you have the code?</text:p>
      <text:p text:style-name="P3"><text:span text:style-name="T34">Sophie</text:span>: <text:span text:style-name="T77">Y</text:span>es!</text:p>
      <text:p text:style-name="P3"><text:span text:style-name="T34">Calcifer</text:span>: <text:span text:style-name="T77">I</text:span>t was guarded by a very dangerous madman, it’s been much more difficult than expected.</text:p>
      <text:p text:style-name="P3"><text:span text:style-name="T34">Ben</text:span>: <text:span text:style-name="T77">T</text:span>he important thing is that now you are here, unharmed. Follow me!</text:p>
      <text:p text:style-name="P37">Ben leads them into a tunnel dug by the resistance, and they reach a canal full of water. A large circular gate of heavy iron prevents them from continuing. Ben calls Sophie and shows her a page of the book.</text:p>
      <text:p text:style-name="P3"><text:span text:style-name="T3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5" text:outline-level="4"><text:span text:style-name="T33">15 – W</text:span>here <text:span text:style-name="T113">C</text:span>alcifer flies through the dark sewers.</text:h>
      <text:p text:style-name="Activity"><draw:frame draw:style-name="fr3" draw:name="Frame3" text:anchor-type="paragraph" svg:width="7.999cm" draw:z-index="4"><draw:text-box fo:min-height="5.219cm"><text:p text:style-name="P41"><draw:frame draw:style-name="fr4" draw:name="Image3" text:anchor-type="as-char" svg:width="7.999cm" style:rel-width="100%" svg:height="5.14cm" style:rel-height="scale" draw:z-index="6"><draw:image xlink:href="../../Resources/Characters/Enemies/MudMonster.png" xlink:type="simple" xlink:show="embed" xlink:actuate="onLoad" loext:mime-type="image/png"/></draw:frame><text:span text:style-name="T30"><text:line-break/></text:span>Picture <text:sequence text:ref-name="refPicture2" text:name="Picture" text:formula="ooow:Picture+1" style:num-format="1">3</text:sequence>: Mud monster</text:p></draw:text-box></draw:frame><text:span text:style-name="T124">A</text:span>s they walk along the first channel of ancient sewers</text:p>
      <text:p text:style-name="P3"><text:span text:style-name="T34">Markl</text:span>: I had no idea that there was a civilization before the current one in <text:span text:style-name="T24">R</text:span>adme. Judging by these structures it was quite advanced!</text:p>
      <text:p text:style-name="P3"><text:span text:style-name="T34">Witch of the Waste</text:span>: <text:span text:style-name="T78">I</text:span>t was, they were certainly more technologically advanced than the current inhabitants of <text:span text:style-name="T24">R</text:span>adme. Not to mention their mastery of magic, superior to the best wizards of Ingary. The legend tells that a natural disaster made them disappear.</text:p>
      <text:p text:style-name="P3"><text:span text:style-name="T34">Markl</text:span>: <text:span text:style-name="T79">A</text:span>nd the current inhabitants?</text:p>
      <text:p text:style-name="P3"><text:span text:style-name="T34">Witch of the Waste</text:span>: <text:span text:style-name="T79">T</text:span>hey are settlers, emigrated from our continent many years ago.</text:p>
      <text:p text:style-name="P37">Crossing a pool of water</text:p>
      <text:p text:style-name="P3"><text:span text:style-name="T34">Calcifer</text:span>: This place is wet, we do not like it. We have the armor full of water.</text:p>
      <text:p text:style-name="P3"><text:span text:style-name="T34">H</text:span><text:span text:style-name="T36">een</text:span> <text:span text:style-name="T7">-swims like a dog-</text:span>: <text:span text:style-name="T80">U</text:span>uuff uuuuuff!</text:p>
      <text:p text:style-name="P3"><text:span text:style-name="T34">Sophie</text:span>: <text:span text:style-name="T81">R</text:span>esist Calcifer, we’re almost there! <text:span text:style-name="T114">I</text:span>ntensify the light!</text:p>
      <text:p text:style-name="Activity"><text:span text:style-name="T135">I</text:span><text:span text:style-name="T134">n order to fill the water basins through a system of communicating </text:span><text:span text:style-name="T136">pipes</text:span><text:span text:style-name="T134">, to cross the sewers, </text:span><text:span text:style-name="T135">S</text:span><text:span text:style-name="T134">ophie must have an overview of the state of the basins. Calcifer </text:span><text:span text:style-name="T135">flows</text:span><text:span text:style-name="T134"> in the form of a shooting star into some pipes and checks the status of adjacent basins.</text:span></text:p>
      <text:p text:style-name="P28">Calcifer<text:span text:style-name="T97">: </text:span><text:span text:style-name="T100">T</text:span><text:span text:style-name="T98">he first basin is full! </text:span><text:span text:style-name="T100">The</text:span><text:span text:style-name="T98"> second void and the one that we have to cross is half full!</text:span></text:p>
      <text:p text:style-name="P29">Sophie<text:span text:style-name="T97">: I try to ask the nearest dam to open! - Sophie focus herself – near dam, open up!</text:span></text:p>
      <text:p text:style-name="Activity"><text:soft-page-break/>One after the other the dams move allowing Sophie to solve the puzzles with the help of Calcifer, who observes the state of the communicating basins.</text:p>
      <text:p text:style-name="Activity"><text:span text:style-name="T148">A</text:span>s they cross the modern <text:span text:style-name="T148">floor</text:span> of the sewers, they find themselves in a huge den of <text:span text:style-name="T148">rats</text:span> dominated by <text:span text:style-name="T148">the </text:span>mud.</text:p>
      <text:p text:style-name="P54"><text:span text:style-name="T21">Sophie: T</text:span><text:span text:style-name="T22">hey’re hundreds!</text:span></text:p>
      <text:p text:style-name="P37"><text:span text:style-name="T148">W</text:span>hen they empty the last basin, <text:span text:style-name="T148">a monster</text:span> emerges, completely covered with mud.</text:p>
      <text:p text:style-name="P3"><text:span text:style-name="T34">Sophie</text:span>: <text:span text:style-name="T81">T</text:span>his is incredibly ugly!</text:p>
      <text:p text:style-name="P3"><text:span text:style-name="T34">Calcifer</text:span>: <text:span text:style-name="T81">A</text:span>nd it stinks!</text:p>
      <text:h text:style-name="P55" text:outline-level="4"><text:span text:style-name="T33">16 – W</text:span>here they come out of the sewers, in the baths of the castle, <text:span text:style-name="T117">and in the gardens</text:span>.</text:h>
      <text:p text:style-name="P37">Calcifer is the first to get out of the sewers, and begins to shake awkwardly to let the water out of the joints of the armor. Immediately after Heen shakes off the hair and wet Calcifer again. While <text:span text:style-name="T26">C</text:span>alcifer complains, Sophie covers the visor of his helmet telling him to be silent. The Team is hiding in a locker room while in the central hall with the baths passes a platoon of patrol guards.</text:p>
      <text:p text:style-name="Activity"><text:span text:style-name="T146">W</text:span>hen they arrive in the gardens, both fountains are composed of precursor statues.</text:p>
      <text:p text:style-name="P44"><text:span text:style-name="T21">Calcifer</text:span><text:span text:style-name="T16">: Sophie, </text:span><text:span text:style-name="T19">what’s</text:span><text:span text:style-name="T16"> written?</text:span></text:p>
      <text:p text:style-name="P44"><text:span text:style-name="T21">Sophie</text:span><text:span text:style-name="T16">: I am translating, it seems that this garden was formerly intended for the cultivation of a species of plants that require so much water. </text:span><text:span text:style-name="T17">T</text:span><text:span text:style-name="T16">he fountains are activated by adjusting the pressure of the valves at the ends of the garden!</text:span></text:p>
      <text:p text:style-name="P44"><text:span text:style-name="T21">Calcifer</text:span><text:span text:style-name="T16">: </text:span><text:span text:style-name="T20">T</text:span><text:span text:style-name="T16">ell me when a river of water is about to explode, I would like to be away from here.</text:span></text:p>
      <text:h text:style-name="P55" text:outline-level="4"><text:span text:style-name="T33">17 – W</text:span>here (opt) th<text:span text:style-name="T113">e</text:span>y decide to save civilians in prisons.</text:h>
      <text:p text:style-name="P37">Once in the prisons there are about twenty people.</text:p>
      <text:p text:style-name="P3"><text:span text:style-name="T34">Sophie</text:span>: <text:span text:style-name="T81">A</text:span>nd who would you be? Soldiers?</text:p>
      <text:p text:style-name="P37">A clown with extremely sad makeup, sitting in the center of the largest cell rises and, moving in an absurdly theatrical way, responds.</text:p>
      <text:p text:style-name="P3"><text:span text:style-name="T37">Clown</text:span>: <text:span text:style-name="T81">W</text:span>e are the immune<text:span text:style-name="T118">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text:span text:style-name="T34">Sophie</text:span>: <text:span text:style-name="T82">We</text:span> will find a way to free you, you would be excellent allies for the resistance. Layton’s kingdom must end!</text:p>
      <text:h text:style-name="P55" text:outline-level="4">In the prison, Sophie can speak with the released prisoners.</text:h>
      <text:p text:style-name="P22"><text:span text:style-name="T46">*</text:span>The dialogues that Sophie can freely make with the different <text:span text:style-name="T66">N.P.C.</text:span> are highlighted in different colors.</text:p>
      <text:p text:style-name="P5"><text:span text:style-name="T3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text:span text:style-name="T34">Sophie</text:span>: Ektor is safe! You’ll meet him at the den of the resistance!</text:p>
      <text:p text:style-name="P5"><text:span text:style-name="T34">Clown</text:span>: What a wonderful news, I can not wait!</text:p>
      <text:p text:style-name="P17"><text:span text:style-name="T34">Ron the poet</text:span>: They took me together with the clown, in the miserable hostel in the city. When they discovered they could not use us, they left us to rot. I have not eaten for days!</text:p>
      <text:p text:style-name="P17"><text:span text:style-name="T34">Sophie</text:span>: I should have some crackers.</text:p>
      <text:p text:style-name="P18"><text:span text:style-name="T34">Ron the poet</text:span>: <text:span text:style-name="T83">O</text:span>h my benefactress and liberator!</text:p>
      <text:p text:style-name="P12"><text:span text:style-name="T34">Zelda the good</text:span>: I take care of the needy as I can.</text:p>
      <text:p text:style-name="P12"><text:span text:style-name="T34">Sophie</text:span>: <text:span text:style-name="T83">A</text:span>re you an herbalist?</text:p>
      <text:p text:style-name="P14"><text:span text:style-name="T34">Zelda the good</text:span>: <text:span text:style-name="T83">Y</text:span>es, and not only, I studied medicine from a master, I will be able to help you.</text:p>
      <text:p text:style-name="P15"><text:span text:style-name="T34">Vlad the Barbarian</text:span>: I come from a distant land, where I was a bear knight. Since I joined the army of Beuron as a mercenary, I never imagined that there would be a desertion. Now I find myself here without even understanding why.</text:p>
      <text:p text:style-name="P15"><text:span text:style-name="T34">Sophie</text:span>: <text:span text:style-name="T83">N</text:span>ow that you are free you could serve again, for our cause.</text:p>
      <text:h text:style-name="P55" text:outline-level="4"><text:soft-page-break/><text:span text:style-name="T33">18 – W</text:span>here they come to the throne room, where they defeat the soldiers.</text:h>
      <text:p text:style-name="P37">Once in the throne room they fight with the soldiers, who seem to be waiting for them standing forever. After the fight Sophie notes that their armor is dirty with mud from the marsh.</text:p>
      <text:p text:style-name="P37"><draw:frame draw:style-name="fr2" draw:name="Frame4" text:anchor-type="as-char" svg:width="19.001cm" draw:z-index="5"><draw:text-box fo:min-height="11.393cm"><text:p text:style-name="P41"><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30"><text:line-break/></text:span>Picture <text:sequence text:ref-name="refPicture3" text:name="Picture" text:formula="ooow:Picture+1" style:num-format="1">4</text:sequence>: Throne room</text:p></draw:text-box></draw:frame></text:p>
      <text:p text:style-name="P3"><text:span text:style-name="T34">Sophie</text:span>: <text:span text:style-name="T84">T</text:span>hey wear the same armor of the night when Howl disappeared, they come from the swamp. But what have they been doing all this time? Can Layton keep them here waiting for death? They keep staring the void! It’s a monster.</text:p>
      <text:p text:style-name="P37">Meanwhile Markl Heen and Calcifer move the bodies stunned towards the baths with the pools.</text:p>
      <text:p text:style-name="P3"><text:span text:style-name="T34">Markl</text:span>: <text:span text:style-name="T84">G</text:span>ive us a hand to free them, they are very heavy.</text:p>
      <text:h text:style-name="P55" text:outline-level="4"><text:span text:style-name="T33">19 – W</text:span>here Calcifer heats up the baths to save the soldiers.</text:h>
      <text:p text:style-name="P37">Sophie and her friends have opened the water channels and the water basin inside the boiler is full.</text:p>
      <text:p text:style-name="P3"><text:span text:style-name="T34">Sophie</text:span>: Calcifer, now it’s up to you to heat up.</text:p>
      <text:p text:style-name="P3"><text:span text:style-name="T34">Calcifer</text:span>: <text:span text:style-name="T84">B</text:span>ut we will need wood. A pool does not heat itself. Surely around here we will find it in abundance.</text:p>
      <text:p text:style-name="P37">Recovered the wood and accumulated in a pile under the boiler <text:span text:style-name="T28">Calcifer</text:span> blaze.</text:p>
      <text:p text:style-name="P3"><text:span text:style-name="T34">Calcifer</text:span>: <text:span text:style-name="T84">W</text:span>e hate to heat water, it’s a stupid task. We are made to cross planets!</text:p>
      <text:p text:style-name="P3"><text:span text:style-name="T34">Sophie</text:span>: Calcifer, think that you’re saving so many lives and solving a war! Plus you’re saving Howl!</text:p>
      <text:p text:style-name="P3"><text:span text:style-name="T34">Calcifer</text:span>: <text:span text:style-name="T84">C</text:span>ertainly certain.</text:p>
      <text:p text:style-name="P3"><text:span text:style-name="T34">Witch of the Waste</text:span>: <text:span text:style-name="T84">W</text:span>hat a nice little fire, a huge little fire!</text:p>
      <text:p text:style-name="P37">The heated water is drained into the baths, where the unconscious soldiers begin to return human.</text:p>
      <text:h text:style-name="P55" text:outline-level="4">While the defeated soldiers take a bath in the <text:span text:style-name="T118">therms</text:span> you can talk to some of th<text:span text:style-name="T27">em.</text:span></text:h>
      <text:p text:style-name="P23"><text:span text:style-name="T46">*</text:span>The dialogues that Sophie can freely make with the different <text:span text:style-name="T66">N.P.C.</text:span> are highlighted in different colors.</text:p>
      <text:p text:style-name="P9"><text:span text:style-name="T34">Soldier1</text:span>: <text:span text:style-name="T85">M</text:span>mm, finally I’m fine, I’ve never been better!</text:p>
      <text:p text:style-name="P17"><text:span text:style-name="T34">Soldier2</text:span>: <text:span text:style-name="T85">I</text:span>t’s like being born again, now I can remember my name!</text:p>
      <text:p text:style-name="P15"><text:span text:style-name="T34">Soldier3</text:span> <text:span text:style-name="T7">-distraught-</text:span>: <text:span text:style-name="T85">S</text:span>lime everywhere, it’s like bringing the swamp inside.</text:p>
      <text:p text:style-name="P5"><text:span text:style-name="T34">Soldier4</text:span>: I drank the water in which you are bathing us, and now I am terribly hungry.</text:p>
      <text:h text:style-name="P55" text:outline-level="4"><text:soft-page-break/><text:span text:style-name="T122">20 – W</text:span>here they talk to the soldiers and Ben invites them to join the king.</text:h>
      <text:p text:style-name="P37">In the rebel shelter</text:p>
      <text:p text:style-name="P3"><text:span text:style-name="T34">Ben</text:span>: Welcome back! As I am pleased to see you come back with my brothers! The diversion that we created on the other side of the city cost us many wounded, we need new levers!</text:p>
      <text:p text:style-name="P4"><text:span text:style-name="T34">Sophie</text:span>: <text:span text:style-name="T86">U</text:span>nfortunately they are all practically fainted, we will have to wait until they wake up<text:span text:style-name="T23">…</text:span></text:p>
      <text:p text:style-name="P3"><text:span text:style-name="T34">B</text:span><text:span text:style-name="T38">en</text:span> <text:span text:style-name="T7">-turning to the doctor-</text:span>: <text:span text:style-name="T86">B</text:span>ring me salts, we must act quickly, who knows what Layton is doing to Howl right now.</text:p>
      <text:p text:style-name="P37">After using the salts on the guards.</text:p>
      <text:p text:style-name="P3"><text:span text:style-name="T34">Ben</text:span>: Hello soldiers, welcome back, do you remember me?</text:p>
      <text:p text:style-name="P3"><text:span text:style-name="T34">Soldier1</text:span>: Ben! You’re safe and sound! Where are we?</text:p>
      <text:p text:style-name="P3"><text:span text:style-name="T34">Soldier2</text:span>: <text:span text:style-name="T87">W</text:span>hat happened to us?</text:p>
      <text:p text:style-name="P3"><text:span text:style-name="T34">Soldier3</text:span>: I remember we were fighting at the swamp, an army of Layton henchmen.</text:p>
      <text:p text:style-name="P3"><text:span text:style-name="T34">Soldier2</text:span>: Howl and Layton fought over our heads.</text:p>
      <text:p text:style-name="P3"><text:span text:style-name="T34">Soldier4</text:span>: I remember a deafening sound. Then howl fell into the river that runs through the swamp to Cal.</text:p>
      <text:p text:style-name="P3"><text:span text:style-name="T34">Soldier1</text:span>: I remember too, even though I was too busy fighting to be able to see well.</text:p>
      <text:p text:style-name="P3"><text:span text:style-name="T34">Soldier4</text:span>: Layton shone with a very strong light, I remember him, screaming that he could win any mage.</text:p>
      <text:p text:style-name="P3"><text:span text:style-name="T34">Sophie</text:span>: So Howl fell into the river?</text:p>
      <text:p text:style-name="P3"><text:span text:style-name="T34">Soldier4</text:span>: <text:span text:style-name="T87">Y</text:span>es, and unfortunately, I think he was drowning.</text:p>
      <text:p text:style-name="P3"><text:span text:style-name="T34">Ben</text:span>: The rapids of the river are terrible. Layton must have made him lose his senses and then let him die in the water. If he arrived at Cal’s dam we would have seen him. I left a guard to watch it.</text:p>
      <text:p text:style-name="P37">Sophie and the team exchange looks of despair.</text:p>
      <text:p text:style-name="P3"><text:span text:style-name="T34">Calcifer</text:span>: <text:span text:style-name="T88">C</text:span>ould it not be somewhere along the river? Maybe with a head injury, or in a coma!</text:p>
      <text:p text:style-name="P3"><text:span text:style-name="T34">Ben</text:span>: <text:span text:style-name="T88">M</text:span>aybe, but I recommend you to go and get help from King Beuron, before proceeding to the swamps. He will certainly give you all the support he can to facilitate your journey.</text:p>
      <text:h text:style-name="P55" text:outline-level="4">Before leaving the shelter they can talk to some soldiers for more information on the battle, with members of the resistance and with the team member<text:span text:style-name="T29">s.</text:span></text:h>
      <text:p text:style-name="P24"><text:span text:style-name="T46">*</text:span>The dialogues that Sophie can freely make with the different <text:span text:style-name="T66">N.P.C.</text:span> are highlighted in different colors.</text:p>
      <text:p text:style-name="P5"><text:span text:style-name="T34">Soldier1</text:span>: Howl fought well. For a moment, I thought we would win.</text:p>
      <text:p text:style-name="P5"><text:span text:style-name="T34">Sophie</text:span>: <text:span text:style-name="T88">B</text:span>ut have you seen what happened to Howl before he fells?</text:p>
      <text:p text:style-name="P5"><text:span text:style-name="T34">Soldier1</text:span>: <text:span text:style-name="T88">N</text:span>o. I was too worried about staring at the blade that was trying to hit me.</text:p>
      <text:p text:style-name="P12"><text:span text:style-name="T34">Soldier2</text:span>: I hope he is still alive, Simon has fallen into the rapid, and I myself have heard the sound of his head striking the boulders.</text:p>
      <text:p text:style-name="P12"><text:span text:style-name="T34">Sophie</text:span>: <text:span text:style-name="T88">R</text:span>eally heartening.</text:p>
      <text:p text:style-name="P37">Calcifer does not spea<text:span text:style-name="T88">k.</text:span></text:p>
      <text:p text:style-name="P17"><text:span text:style-name="T34">Markl</text:span>: I can not believe it, it’s not true. It can not be, Howl would not let himself be defeated like that.</text:p>
      <text:h text:style-name="P55" text:outline-level="4"><text:span text:style-name="T122">21 – W</text:span>here they reach the walls talking about Howl.</text:h>
      <text:p text:style-name="P3"><text:span text:style-name="T34">Markl</text:span>: <text:span text:style-name="T89">D</text:span>o you think that he’s really drowned?</text:p>
      <text:p text:style-name="P3"><text:span text:style-name="T34">C</text:span><text:span text:style-name="T39">alcifer</text:span> <text:span text:style-name="T7">-worried-</text:span>: <text:span text:style-name="T89">W</text:span>e really do not believe it. There should be an indissoluble bond between us. I’m sure if he was dying we would be the first to know it. What absurdity, Howl dead.</text:p>
      <text:p text:style-name="P3"><text:span text:style-name="T34">Sophie</text:span>: Do not be afraid, Calcifer, he’s fine, I’m sure too. We just have to hurry up to find <text:span text:style-name="T118">him</text:span>, before all these people are destroyed by Layton’s madness.</text:p>
      <text:p text:style-name="P3"><text:span text:style-name="T34">Calcifer</text:span>: <text:span text:style-name="T89">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22:20:57.971000000</dc:date>
    <meta:editing-duration>PT3H25M59S</meta:editing-duration>
    <meta:editing-cycles>284</meta:editing-cycles>
    <meta:generator>LibreOffice/6.1.2.1$Windows_X86_64 LibreOffice_project/65905a128db06ba48db947242809d14d3f9a93fe</meta:generator>
    <meta:document-statistic meta:table-count="1" meta:image-count="4" meta:object-count="0" meta:page-count="10" meta:paragraph-count="302" meta:word-count="5449" meta:character-count="29402" meta:non-whitespace-character-count="24218"/>
    <meta:template xlink:type="simple" xlink:actuate="onRequest" xlink:title="" xlink:href="../MasterGameDesignDocument.odm" meta:date="2018-12-13T21:20:13.567000000"/>
  </office:meta>
</office:document-meta>
</file>